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note">
      <style:paragraph-properties fo:margin-left="0cm" fo:margin-right="0cm" fo:text-indent="0cm" style:auto-text-indent="false"/>
      <style:text-properties fo:font-size="10.5pt" officeooo:rsid="002e31b9" officeooo:paragraph-rsid="002e31b9" style:font-size-asian="9.14999961853027pt" style:font-size-complex="10.5pt"/>
    </style:style>
    <style:style style:name="P2" style:family="paragraph" style:parent-style-name="Standard">
      <style:paragraph-properties fo:text-align="center" style:justify-single-word="false"/>
      <style:text-properties fo:color="#ff0000" loext:opacity="100%" style:font-name="Libre Franklin Medium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ff0000" loext:opacity="100%" style:font-name="Libre Franklin Medium" fo:font-size="12pt" fo:font-weight="normal" officeooo:paragraph-rsid="001a94c4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ff0000" loext:opacity="100%" style:font-name="Libre Franklin Medium" fo:font-size="12pt" fo:font-weight="normal" officeooo:paragraph-rsid="001d2ba2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ff0000" loext:opacity="100%" style:font-name="Libre Franklin Medium" fo:font-size="12pt" fo:font-weight="normal" officeooo:paragraph-rsid="002052d0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ff0000" loext:opacity="100%" style:font-name="Libre Franklin Medium" fo:font-size="12pt" fo:font-weight="normal" officeooo:paragraph-rsid="00215361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ff0000" loext:opacity="100%" style:font-name="Libre Franklin Medium" fo:font-size="12pt" fo:font-weight="normal" officeooo:paragraph-rsid="0035f651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ff0000" loext:opacity="100%" style:font-name="Libre Franklin Medium" fo:font-size="11pt" fo:font-weight="normal" officeooo:paragraph-rsid="001a94c4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Libre Franklin Medium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Libre Franklin Medium" fo:font-size="12pt" fo:font-weight="bold" officeooo:paragraph-rsid="001b64d9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re Franklin Medium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re Franklin Medium" fo:font-size="12pt" fo:font-weight="bold" officeooo:paragraph-rsid="001a94c4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re Franklin Medium" fo:font-size="12pt" officeooo:paragraph-rsid="001b64d9" style:font-size-asian="12pt" style:font-size-complex="12pt"/>
    </style:style>
    <style:style style:name="P14" style:family="paragraph" style:parent-style-name="Standard">
      <style:text-properties style:font-name="Libre Franklin Medium" fo:font-size="12pt" fo:font-weight="normal" officeooo:paragraph-rsid="001d2ba2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re Franklin Medium" fo:font-size="12pt" fo:font-weight="normal" officeooo:paragraph-rsid="0024ea94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re Franklin Medium" fo:font-size="12pt" fo:font-weight="normal" officeooo:paragraph-rsid="0026cdf1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re Franklin Medium" fo:font-size="12pt" fo:font-weight="normal" officeooo:paragraph-rsid="0022baf6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re Franklin Medium" fo:font-size="12pt" fo:font-weight="normal" officeooo:paragraph-rsid="002912e7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re Franklin Medium" fo:font-size="12pt" fo:font-weight="normal" officeooo:rsid="002356f7" officeooo:paragraph-rsid="002b1d9d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re Franklin Medium" fo:font-size="12pt" fo:font-weight="normal" officeooo:paragraph-rsid="002356f7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re Franklin Medium" fo:font-size="12pt" fo:font-weight="normal" officeooo:paragraph-rsid="001e758c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re Franklin Medium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re Franklin Medium" fo:font-size="12pt" fo:font-weight="normal" officeooo:paragraph-rsid="002052d0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re Franklin Medium" fo:font-size="12pt" fo:font-weight="normal" officeooo:paragraph-rsid="00215361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re Franklin Medium" fo:font-size="12pt" fo:font-weight="normal" officeooo:paragraph-rsid="0035f65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Libre Franklin Medium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text-properties style:use-window-font-color="true" loext:opacity="0%" style:font-name="Libre Franklin Medium" fo:font-size="12pt" fo:font-weight="normal" officeooo:paragraph-rsid="001d2ba2" style:font-size-asian="12pt" style:font-weight-asian="normal" style:font-size-complex="12pt" style:font-weight-complex="normal"/>
    </style:style>
    <style:style style:name="T1" style:family="text">
      <style:text-properties officeooo:rsid="001a94c4"/>
    </style:style>
    <style:style style:name="T2" style:family="text">
      <style:text-properties officeooo:rsid="001b64d9"/>
    </style:style>
    <style:style style:name="T3" style:family="text">
      <style:text-properties officeooo:rsid="001d2ba2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officeooo:rsid="001d2ba2"/>
    </style:style>
    <style:style style:name="T6" style:family="text">
      <style:text-properties fo:color="#ff0000" loext:opacity="100%" fo:background-color="transparent" loext:char-shading-value="0"/>
    </style:style>
    <style:style style:name="T7" style:family="text">
      <style:text-properties fo:color="#ff0000" loext:opacity="100%" officeooo:rsid="0035f651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officeooo:rsid="001e758c" style:font-weight-asian="bold" style:font-weight-complex="bold"/>
    </style:style>
    <style:style style:name="T10" style:family="text">
      <style:text-properties style:use-window-font-color="true" loext:opacity="0%" fo:font-weight="bold" officeooo:rsid="001d2ba2" style:font-weight-asian="bold" style:font-weight-complex="bold"/>
    </style:style>
    <style:style style:name="T11" style:family="text">
      <style:text-properties style:use-window-font-color="true" loext:opacity="0%" fo:font-weight="bold" officeooo:rsid="002052d0" style:font-weight-asian="bold" style:font-weight-complex="bold"/>
    </style:style>
    <style:style style:name="T12" style:family="text">
      <style:text-properties style:use-window-font-color="true" loext:opacity="0%" officeooo:rsid="0035f651"/>
    </style:style>
    <style:style style:name="T13" style:family="text">
      <style:text-properties officeooo:rsid="0022baf6"/>
    </style:style>
    <style:style style:name="T14" style:family="text">
      <style:text-properties officeooo:rsid="002356f7"/>
    </style:style>
    <style:style style:name="T15" style:family="text">
      <style:text-properties officeooo:rsid="0024ea9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b64d9" style:font-weight-asian="bold" style:font-weight-complex="bold"/>
    </style:style>
    <style:style style:name="T18" style:family="text">
      <style:text-properties fo:font-weight="bold" officeooo:rsid="001d2ba2" style:font-weight-asian="bold" style:font-weight-complex="bold"/>
    </style:style>
    <style:style style:name="T19" style:family="text">
      <style:text-properties fo:font-weight="bold" officeooo:rsid="001e758c" style:font-weight-asian="bold" style:font-weight-complex="bold"/>
    </style:style>
    <style:style style:name="T20" style:family="text">
      <style:text-properties fo:font-weight="bold" officeooo:rsid="001a94c4" style:font-weight-asian="bold" style:font-weight-complex="bold"/>
    </style:style>
    <style:style style:name="T21" style:family="text">
      <style:text-properties fo:font-weight="bold" officeooo:rsid="002052d0" style:font-weight-asian="bold" style:font-weight-complex="bold"/>
    </style:style>
    <style:style style:name="T22" style:family="text">
      <style:text-properties officeooo:rsid="0034eb3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Libre Franklin Medium" fo:font-size="10pt" fo:font-weight="bold" style:font-size-asian="10pt" style:font-weight-asian="bold" style:font-size-complex="10pt" style:font-weight-complex="bold"/>
    </style:style>
    <style:style style:name="T25" style:family="text">
      <style:text-properties style:font-name="Libre Franklin Medium" fo:font-size="10pt" fo:font-weight="normal" style:font-size-asian="10pt" style:font-weight-asian="normal" style:font-size-complex="10pt" style:font-weight-complex="normal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TANÍAS DE LOS SANTOS</text:p>
      <text:p text:style-name="P26">De Liturgia Bautismal de la Vigilia Pascual</text:p>
      <text:p text:style-name="P9"/>
      <text:section text:style-name="Sect1" text:name="Sección1">
        <text:p text:style-name="P8">Mi<text:span text:style-name="T1">m <text:s text:c="7"/>Re <text:s text:c="9"/>Mim <text:s text:c="122"/>Mim <text:s text:c="13"/>Re <text:s text:c="11"/>Mim</text:span></text:p>
        <text:p text:style-name="P10"><text:span text:style-name="T23">Señor, ten piedad <text:s text:c="113"/></text:span><text:span text:style-name="T2">SEÑOR, TEN PIEDAD.</text:span></text:p>
        <text:p text:style-name="P13"><text:span text:style-name="T23">Cristo, ten piedad <text:s text:c="112"/></text:span><text:span text:style-name="T17">CRISTO, TEN PIEDAD.</text:span></text:p>
        <text:p text:style-name="P13"><text:span text:style-name="T23">Señor, ten piedad <text:s text:c="113"/></text:span><text:span text:style-name="T17">SEÑOR, TEN PIEDAD.</text:span></text:p>
        <text:p text:style-name="P11"/>
        <text:p text:style-name="P3"><text:span text:style-name="T22">Sol</text:span><text:span text:style-name="T1"> <text:s text:c="44"/>Re Mim <text:s text:c="76"/>Do <text:s text:c="36"/></text:span>Re</text:p>
        <text:p text:style-name="P12"><text:span text:style-name="T23">Santa María, madre de Dios <text:s text:c="83"/></text:span>RUEGA POR NOSOTROS.</text:p>
        <text:p text:style-name="P14"><text:span text:style-name="T3">S</text:span>an Miguel <text:s text:c="118"/><text:span text:style-name="T16">RUEGA POR NOSOTROS.</text:span></text:p>
        <text:p text:style-name="P4">Sol <text:s text:c="35"/><text:span text:style-name="T3">Re </text:span>Mi<text:span text:style-name="T3">m <text:s text:c="83"/>Do <text:s text:c="27"/>Re</text:span><text:span text:style-name="T22">7</text:span></text:p>
        <text:p text:style-name="P14"><text:span text:style-name="T3">S</text:span>antos ángeles de Dios<text:span text:style-name="T6"><text:note text:id="ftn1" text:note-class="footnote"><text:note-citation text:label="*">*</text:note-citation><text:note-body><text:p text:style-name="P1"><text:s/><text:span text:style-name="T25">En las invocaciones en plural se canta por arriba y se responde “Rogad por nosotros”.</text:span></text:p></text:note-body></text:note></text:span> <text:s text:c="90"/><text:span text:style-name="T18">ROGAD POR NOSOTROS.</text:span></text:p>
        <text:p text:style-name="P14"><text:span text:style-name="T3">S</text:span>an Juan Bautista <text:s text:c="104"/><text:span text:style-name="T16">RUEGA POR NOSOTROS.</text:span></text:p>
        <text:p text:style-name="P14"><text:span text:style-name="T3">S</text:span>an José <text:s text:c="124"/><text:span text:style-name="T16">RUEGA POR NOSOTROS.</text:span></text:p>
        <text:p text:style-name="P14"><text:span text:style-name="T3">S</text:span>antos Pedro y Pablo <text:s text:c="95"/><text:span text:style-name="T18">ROGAD POR NOSOTROS.</text:span></text:p>
        <text:p text:style-name="P27"><text:span text:style-name="T3">S</text:span>an Andrés<text:span text:style-name="T3"> <text:s text:c="117"/></text:span><text:span text:style-name="T18">RUEGA POR NOSOTROS.</text:span></text:p>
        <text:p text:style-name="P15"><text:span text:style-name="T3">S</text:span>an Juan <text:s text:c="123"/><text:span text:style-name="T10">RUEGA POR NOSOTROS.</text:span></text:p>
        <text:p text:style-name="P15"><text:span text:style-name="T13">S</text:span>anta María Magdalena <text:s text:c="91"/><text:span text:style-name="T10">RUEGA POR NOSOTROS.</text:span></text:p>
        <text:p text:style-name="P16"><text:span text:style-name="T13">S</text:span>an<text:span text:style-name="T13">ta</text:span> <text:span text:style-name="T13">Martina</text:span> <text:s text:c="112"/><text:span text:style-name="T10">RUEGA POR NOSOTROS.</text:span></text:p>
        <text:p text:style-name="P17"><text:span text:style-name="T13">S</text:span>an Esteban <text:s text:c="115"/><text:span text:style-name="T10">RUEGA POR NOSOTROS.</text:span></text:p>
        <text:p text:style-name="P17"><text:span text:style-name="T13">Santos Gregorio y León</text:span> <text:s text:c="90"/><text:span text:style-name="T18">ROGAD POR NOSOTROS.</text:span></text:p>
        <text:p text:style-name="P17"><text:span text:style-name="T13">S</text:span>an Agustín <text:s text:c="116"/><text:span text:style-name="T10">RUEGA POR NOSOTROS.</text:span></text:p>
        <text:p text:style-name="P18">san Basilio <text:s text:c="119"/><text:span text:style-name="T10">RUEGA POR NOSOTROS.</text:span></text:p>
        <text:p text:style-name="P17"><text:span text:style-name="T13">S</text:span>an Juan María Vianney <text:s text:c="91"/><text:span text:style-name="T10">RUEGA POR NOSOTROS.</text:span></text:p>
        <text:p text:style-name="P17"><text:span text:style-name="T14">S</text:span>antos Francisco y Domingo <text:s text:c="80"/><text:span text:style-name="T18">ROGAD POR NOSOTROS.</text:span></text:p>
        <text:p text:style-name="P19">Santos Isidro Labrador y María de la Cabeza <text:s text:c="46"/><text:span text:style-name="T18">ROGAD POR NOSOTROS.</text:span></text:p>
        <text:p text:style-name="P19">Santos Luis y Celia Martan <text:s text:c="84"/><text:span text:style-name="T18">ROGAD POR NOSOTROS.</text:span></text:p>
        <text:p text:style-name="P20"><text:span text:style-name="T14">S</text:span>anta <text:span text:style-name="T14">Gema <text:s text:c="116"/></text:span><text:span text:style-name="T10">RUEGA POR NOSOTROS.</text:span></text:p>
        <text:p text:style-name="P15">Sant<text:span text:style-name="T15">o Domingo Sabio <text:s text:c="95"/></text:span><text:span text:style-name="T10">RUEGA POR NOSOTROS.</text:span></text:p>
        <text:p text:style-name="P21">Santos y Santas de Dios <text:s text:c="89"/><text:span text:style-name="T18">ROGAD POR NOSOTROS.</text:span></text:p>
        <text:p text:style-name="P21"><text:span text:style-name="T18"/></text:p>
        <text:p text:style-name="P21"><text:span text:style-name="T18"/></text:p>
        <text:p text:style-name="P7"><text:soft-page-break/><text:span text:style-name="T22">Sol</text:span><text:span text:style-name="T1"> <text:s text:c="24"/>Re Mim <text:s text:c="107"/>Do <text:s text:c="26"/></text:span><text:span text:style-name="T3">Re</text:span></text:p>
        <text:p text:style-name="P22">Muéstrate propicio <text:s text:c="114"/><text:span text:style-name="T19">LÍBRANOS SEÑOR.</text:span></text:p>
        <text:p text:style-name="P25">De todo mal <text:s text:c="130"/><text:span text:style-name="T19">LÍBRANOS SEÑOR.</text:span></text:p>
        <text:p text:style-name="P25">De todo pecado <text:s text:c="121"/><text:span text:style-name="T19">LÍBRANOS SEÑOR.</text:span></text:p>
        <text:p text:style-name="P25">De la muerte eterna <text:s text:c="112"/><text:span text:style-name="T19">LÍBRANOS SEÑOR.</text:span></text:p>
        <text:p text:style-name="P25">Por tu encarnación <text:s text:c="114"/><text:span text:style-name="T19">LÍBRANOS SEÑOR.</text:span></text:p>
        <text:p text:style-name="P25">Por tu muerte y resurrección <text:s text:c="93"/><text:span text:style-name="T19">LÍBRANOS SEÑOR.</text:span></text:p>
        <text:p text:style-name="P23">Por el envío del Espíritu Santo<text:span text:style-name="T8"> <text:s text:c="90"/></text:span><text:span text:style-name="T9">LÍBRANOS SEÑOR.</text:span></text:p>
        <text:p text:style-name="P22"/>
        <text:p text:style-name="P5">Sol <text:s text:c="47"/><text:span text:style-name="T3">Re </text:span>Mi<text:span text:style-name="T3">m <text:s text:c="72"/>Do <text:s text:c="37"/>Re7</text:span></text:p>
        <text:p text:style-name="P22">Nosotros que somos pecadores <text:s text:c="74"/><text:span text:style-name="T21">TE ROGAMOS, ÓYENOS.</text:span></text:p>
        <text:p text:style-name="P7">Sol <text:s text:c="90"/><text:span text:style-name="T3">Re </text:span>Mi<text:span text:style-name="T3">m <text:s text:c="29"/>Do <text:s text:c="37"/>Re7</text:span></text:p>
        <text:p text:style-name="P25">Para que regeneres a <text:span text:style-name="T7">N. </text:span><text:span text:style-name="T12">con la gracia del Bautismo. <text:s text:c="32"/></text:span><text:span text:style-name="T11">TE ROGAMOS, ÓYENOS.</text:span></text:p>
        <text:p text:style-name="P25"><text:span text:style-name="T4">Sol <text:s text:c="118"/></text:span><text:span text:style-name="T5">Re </text:span><text:span text:style-name="T4">Mi</text:span><text:span text:style-name="T5">m <text:s text:c="2"/>Do <text:s text:c="37"/>Re7</text:span></text:p>
        <text:p text:style-name="P25">Para que regeneres a estos elegidos con la gracia del Bautismo. <text:s text:c="5"/><text:span text:style-name="T21">TE ROGAMOS, ÓYENOS.</text:span></text:p>
        <text:p text:style-name="P5"/>
        <text:p text:style-name="P24"><text:span text:style-name="T4">Sol <text:s text:c="33"/></text:span><text:span text:style-name="T5">Re </text:span><text:span text:style-name="T4">Mi</text:span><text:span text:style-name="T5">m <text:s text:c="87"/>Do <text:s text:c="37"/>Re</text:span><text:span text:style-name="T7">7</text:span></text:p>
        <text:p text:style-name="P24">Jesús, Hijo de Dios vivo. <text:s text:c="93"/><text:span text:style-name="T21">TE ROGAMOS, ÓYENOS.</text:span></text:p>
        <text:p text:style-name="P6">Mi<text:span text:style-name="T1">m <text:s text:c="4"/>Re <text:s text:c="2"/>Mim <text:s text:c="125"/>Mim <text:s text:c="9"/>Re <text:s text:c="4"/>Mim</text:span></text:p>
        <text:p text:style-name="P24">Cristo, óyenos. <text:s text:c="127"/><text:span text:style-name="T16">CRISTO, ÓYENOS.</text:span></text:p>
        <text:p text:style-name="P7">Mi<text:span text:style-name="T1">m <text:s text:c="10"/>Re <text:s text:c="6"/>Mim <text:s text:c="102"/>Mim <text:s text:c="15"/>Re <text:s text:c="9"/>Mim</text:span></text:p>
        <text:p text:style-name="P24">Cristo, escúchanos. <text:s text:c="103"/><text:span text:style-name="T16">CRISTO, ESCÚCHANOS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20T23:00:05.577140519</meta:creation-date>
    <dc:date>2022-04-14T20:41:17.005100987</dc:date>
    <meta:editing-duration>PT1H14M1S</meta:editing-duration>
    <meta:editing-cycles>15</meta:editing-cycles>
    <meta:generator>LibreOffice/7.2.5.2.0$Linux_X86_64 LibreOffice_project/20$Build-2</meta:generator>
    <meta:document-statistic meta:table-count="0" meta:image-count="0" meta:object-count="0" meta:page-count="2" meta:paragraph-count="50" meta:word-count="320" meta:character-count="6985" meta:non-whitespace-character-count="1538"/>
  </office:meta>
</office:document-meta>
</file>